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d002" officeooo:paragraph-rsid="001dd002"/>
    </style:style>
    <style:style style:name="P2" style:family="paragraph" style:parent-style-name="Standard">
      <style:text-properties officeooo:rsid="001f592e" officeooo:paragraph-rsid="001f592e"/>
    </style:style>
    <style:style style:name="P3" style:family="paragraph" style:parent-style-name="Standard">
      <style:text-properties officeooo:rsid="0022caa0" officeooo:paragraph-rsid="0022caa0"/>
    </style:style>
    <style:style style:name="P4" style:family="paragraph" style:parent-style-name="Heading_20_1">
      <style:text-properties officeooo:rsid="00257865" officeooo:paragraph-rsid="00257865"/>
    </style:style>
    <style:style style:name="P5" style:family="paragraph" style:parent-style-name="Heading_20_2">
      <style:text-properties officeooo:paragraph-rsid="002a00b5"/>
    </style:style>
    <style:style style:name="P6" style:family="paragraph" style:parent-style-name="Standard" style:list-style-name="L1">
      <style:text-properties officeooo:rsid="0022caa0" officeooo:paragraph-rsid="0022caa0"/>
    </style:style>
    <style:style style:name="P7" style:family="paragraph" style:parent-style-name="Standard" style:list-style-name="L2">
      <style:text-properties officeooo:rsid="0022caa0" officeooo:paragraph-rsid="0022caa0"/>
    </style:style>
    <style:style style:name="P8" style:family="paragraph" style:parent-style-name="Standard" style:list-style-name="L3">
      <style:text-properties officeooo:rsid="001eae26" officeooo:paragraph-rsid="001eae26"/>
    </style:style>
    <style:style style:name="P9" style:family="paragraph" style:parent-style-name="Standard" style:list-style-name="L3">
      <style:text-properties officeooo:rsid="001f592e" officeooo:paragraph-rsid="001f592e"/>
    </style:style>
    <style:style style:name="P10" style:family="paragraph" style:parent-style-name="Standard" style:list-style-name="L4">
      <style:text-properties officeooo:rsid="001f592e" officeooo:paragraph-rsid="001f592e"/>
    </style:style>
    <style:style style:name="P11" style:family="paragraph" style:parent-style-name="Standard" style:list-style-name="L4">
      <style:text-properties officeooo:rsid="001f592e" officeooo:paragraph-rsid="002139af"/>
    </style:style>
    <style:style style:name="P12" style:family="paragraph" style:parent-style-name="Standard" style:list-style-name="L5">
      <style:text-properties officeooo:rsid="001f592e" officeooo:paragraph-rsid="001f592e"/>
    </style:style>
    <style:style style:name="P13" style:family="paragraph" style:parent-style-name="Standard" style:list-style-name="L3">
      <style:text-properties officeooo:rsid="002139af" officeooo:paragraph-rsid="002139af"/>
    </style:style>
    <style:style style:name="P14" style:family="paragraph" style:parent-style-name="Standard" style:list-style-name="L4">
      <style:text-properties officeooo:rsid="002139af" officeooo:paragraph-rsid="002139af"/>
    </style:style>
    <style:style style:name="P15" style:family="paragraph" style:parent-style-name="Standard" style:list-style-name="L5">
      <style:text-properties officeooo:rsid="002139af" officeooo:paragraph-rsid="002139af"/>
    </style:style>
    <style:style style:name="P16" style:family="paragraph" style:parent-style-name="Standard" style:list-style-name="L3">
      <style:text-properties officeooo:rsid="001dd002" officeooo:paragraph-rsid="002139af"/>
    </style:style>
    <style:style style:name="P17" style:family="paragraph" style:parent-style-name="Standard" style:list-style-name="L3">
      <style:text-properties officeooo:rsid="001dd002" officeooo:paragraph-rsid="001dd002"/>
    </style:style>
    <style:style style:name="P18" style:family="paragraph" style:parent-style-name="Standard" style:list-style-name="L3">
      <style:text-properties officeooo:rsid="001dd002" officeooo:paragraph-rsid="001eae26"/>
    </style:style>
    <style:style style:name="P19" style:family="paragraph" style:parent-style-name="Standard" style:list-style-name="L5">
      <style:text-properties officeooo:rsid="001dd002" officeooo:paragraph-rsid="001dd002"/>
    </style:style>
    <style:style style:name="P20" style:family="paragraph" style:parent-style-name="Standard" style:list-style-name="L6">
      <style:text-properties officeooo:rsid="001dd002" officeooo:paragraph-rsid="001dd002"/>
    </style:style>
    <style:style style:name="P21" style:family="paragraph" style:parent-style-name="Standard">
      <style:text-properties officeooo:rsid="001dd002" officeooo:paragraph-rsid="001dd002"/>
    </style:style>
    <style:style style:name="P22" style:family="paragraph" style:parent-style-name="Standard" style:list-style-name="L3">
      <style:text-properties officeooo:rsid="001df0a3" officeooo:paragraph-rsid="001df0a3"/>
    </style:style>
    <style:style style:name="P23" style:family="paragraph" style:parent-style-name="Standard" style:list-style-name="L5">
      <style:text-properties officeooo:rsid="001df0a3" officeooo:paragraph-rsid="001df0a3"/>
    </style:style>
    <style:style style:name="P24" style:family="paragraph" style:parent-style-name="Standard" style:list-style-name="L7"/>
    <style:style style:name="P25" style:family="paragraph" style:parent-style-name="Standard" style:list-style-name="L7">
      <style:text-properties officeooo:rsid="0025d4ad" officeooo:paragraph-rsid="0025d4ad"/>
    </style:style>
    <style:style style:name="P26" style:family="paragraph" style:parent-style-name="Standard">
      <style:text-properties officeooo:rsid="0025d4ad" officeooo:paragraph-rsid="0025d4ad"/>
    </style:style>
    <style:style style:name="P27" style:family="paragraph" style:parent-style-name="Standard" style:list-style-name="L8">
      <style:text-properties officeooo:rsid="0025d4ad" officeooo:paragraph-rsid="0025d4ad"/>
    </style:style>
    <style:style style:name="P28" style:family="paragraph" style:parent-style-name="Standard" style:list-style-name="L10">
      <style:text-properties officeooo:rsid="0025d4ad" officeooo:paragraph-rsid="0029e304"/>
    </style:style>
    <style:style style:name="P29" style:family="paragraph" style:parent-style-name="Standard">
      <style:text-properties officeooo:rsid="0025d4ad" officeooo:paragraph-rsid="0029e304"/>
    </style:style>
    <style:style style:name="P30" style:family="paragraph" style:parent-style-name="Standard">
      <style:text-properties officeooo:rsid="0025d4ad" officeooo:paragraph-rsid="002a00b5"/>
    </style:style>
    <style:style style:name="P31" style:family="paragraph" style:parent-style-name="Standard" style:list-style-name="L16">
      <style:text-properties officeooo:rsid="0025d4ad" officeooo:paragraph-rsid="002a00b5"/>
    </style:style>
    <style:style style:name="P32" style:family="paragraph" style:parent-style-name="Standard" style:list-style-name="L9">
      <style:text-properties officeooo:rsid="0027cff5" officeooo:paragraph-rsid="0027cff5"/>
    </style:style>
    <style:style style:name="P33" style:family="paragraph" style:parent-style-name="Standard" style:list-style-name="L11">
      <style:text-properties officeooo:rsid="0027cff5" officeooo:paragraph-rsid="0029e304"/>
    </style:style>
    <style:style style:name="P34" style:family="paragraph" style:parent-style-name="Standard" style:list-style-name="L14">
      <style:text-properties officeooo:rsid="0027cff5" officeooo:paragraph-rsid="002a2519"/>
    </style:style>
    <style:style style:name="P35" style:family="paragraph" style:parent-style-name="Standard">
      <style:text-properties officeooo:paragraph-rsid="0029e304"/>
    </style:style>
    <style:style style:name="P36" style:family="paragraph" style:parent-style-name="Standard" style:list-style-name="L12">
      <style:text-properties officeooo:rsid="0029e304" officeooo:paragraph-rsid="0029e304"/>
    </style:style>
    <style:style style:name="P37" style:family="paragraph" style:parent-style-name="Standard" style:list-style-name="L12">
      <style:text-properties officeooo:rsid="0029e304" officeooo:paragraph-rsid="002a00b5"/>
    </style:style>
    <style:style style:name="P38" style:family="paragraph" style:parent-style-name="Standard" style:list-style-name="L10">
      <style:text-properties officeooo:rsid="0029e304" officeooo:paragraph-rsid="0029e304"/>
    </style:style>
    <style:style style:name="P39" style:family="paragraph" style:parent-style-name="Standard" style:list-style-name="L16">
      <style:text-properties officeooo:rsid="0029e304" officeooo:paragraph-rsid="002a00b5"/>
    </style:style>
    <style:style style:name="P40" style:family="paragraph" style:parent-style-name="Standard">
      <style:text-properties officeooo:paragraph-rsid="002a00b5"/>
    </style:style>
    <style:style style:name="P41" style:family="paragraph" style:parent-style-name="Standard" style:list-style-name="L15">
      <style:text-properties officeooo:paragraph-rsid="002a00b5"/>
    </style:style>
    <style:style style:name="P42" style:family="paragraph" style:parent-style-name="Standard" style:list-style-name="L12">
      <style:text-properties officeooo:rsid="002a00b5" officeooo:paragraph-rsid="002a00b5"/>
    </style:style>
    <style:style style:name="P43" style:family="paragraph" style:parent-style-name="Standard" style:list-style-name="L17">
      <style:text-properties officeooo:paragraph-rsid="002a00b5"/>
    </style:style>
    <style:style style:name="P44" style:family="paragraph" style:parent-style-name="Standard" style:list-style-name="L15">
      <style:text-properties officeooo:rsid="002a2519" officeooo:paragraph-rsid="002a2519"/>
    </style:style>
    <style:style style:name="P45" style:family="paragraph" style:parent-style-name="Standard" style:list-style-name="L13">
      <style:text-properties officeooo:paragraph-rsid="002a00b5"/>
    </style:style>
    <style:style style:name="P46" style:family="paragraph" style:parent-style-name="Standard" style:list-style-name="L14">
      <style:text-properties officeooo:rsid="002a7be8" officeooo:paragraph-rsid="002a7be8"/>
    </style:style>
    <style:style style:name="P47" style:family="paragraph" style:parent-style-name="Standard" style:list-style-name="L13">
      <style:text-properties officeooo:rsid="002c6420" officeooo:paragraph-rsid="002c6420"/>
    </style:style>
    <style:style style:name="T1" style:family="text">
      <style:text-properties officeooo:rsid="001dd002"/>
    </style:style>
    <style:style style:name="T2" style:family="text">
      <style:text-properties officeooo:rsid="001eae26"/>
    </style:style>
    <style:style style:name="T3" style:family="text">
      <style:text-properties officeooo:rsid="001f592e"/>
    </style:style>
    <style:style style:name="T4" style:family="text">
      <style:text-properties officeooo:rsid="002139af"/>
    </style:style>
    <style:style style:name="T5" style:family="text">
      <style:text-properties officeooo:rsid="00227c8f"/>
    </style:style>
    <style:style style:name="T6" style:family="text">
      <style:text-properties officeooo:rsid="0025d4ad"/>
    </style:style>
    <style:style style:name="T7" style:family="text">
      <style:text-properties officeooo:rsid="0027cff5"/>
    </style:style>
    <style:style style:name="T8" style:family="text">
      <style:text-properties officeooo:rsid="0029e304"/>
    </style:style>
    <style:style style:name="T9" style:family="text">
      <style:text-properties officeooo:rsid="002a00b5"/>
    </style:style>
    <style:style style:name="T10" style:family="text">
      <style:text-properties officeooo:rsid="002a2519"/>
    </style:style>
    <style:style style:name="T11" style:family="text">
      <style:text-properties officeooo:rsid="002a7be8"/>
    </style:style>
    <style:style style:name="T12" style:family="text">
      <style:text-properties officeooo:rsid="002b259d"/>
    </style:style>
    <style:style style:name="T13" style:family="text">
      <style:text-properties officeooo:rsid="002bfa4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CHICA </text:span>top<text:span text:style-name="T1"> level description</text:span></text:p>
      <text:p text:style-name="P1"/>
      <text:h text:style-name="Heading_20_1" text:outline-level="1">Current workflow</text:h>
      <text:p text:style-name="P3">DESCRIPTION:</text:p>
      <text:list xml:id="list937658862" text:style-name="L1">
        <text:list-item>
          <text:p text:style-name="P6">Calculates optimal arrangement and sections for the pipes inside each heat sink</text:p>
        </text:list-item>
        <text:list-item>
          <text:p text:style-name="P6">Simulates one pipe for a given q(s), inlet conditions (T0,P0,etc), and </text:p>
        </text:list-item>
      </text:list>
      <text:p text:style-name="P3">ASSUMPTIONS:</text:p>
      <text:list xml:id="list3145817599" text:style-name="L2">
        <text:list-item>
          <text:p text:style-name="P7">All plates are equal</text:p>
        </text:list-item>
        <text:list-item>
          <text:p text:style-name="P7">All pipes with same heat flux density function, q(s)</text:p>
        </text:list-item>
        <text:list-item>
          <text:p text:style-name="P7">All pipes for each bank have equal cross-section</text:p>
        </text:list-item>
        <text:list-item>
          <text:p text:style-name="P7">All pipes have same length</text:p>
        </text:list-item>
        <text:list-item>
          <text:p text:style-name="P7">One simulated pipe represents all the pipes within its bank</text:p>
        </text:list-item>
        <text:list-item>
          <text:p text:style-name="P7">All simulation is steady-state (i.e. coolant has gone through a constant distribution along the pipe)</text:p>
        </text:list-item>
      </text:list>
      <text:p text:style-name="P1"/>
      <text:p text:style-name="P1">INPUTS</text:p>
      <text:list xml:id="list2742792538" text:style-name="L3">
        <text:list-item>
          <text:p text:style-name="P8">Input files:</text:p>
          <text:list>
            <text:list-item>
              <text:p text:style-name="P9">Heat flux density poloidal distribution to heat sink, q(s)</text:p>
            </text:list-item>
            <text:list-item>
              <text:p text:style-name="P9">Heat sink 2D cross section (x-z)</text:p>
            </text:list-item>
          </text:list>
        </text:list-item>
        <text:list-item>
          <text:p text:style-name="P13">Machine parameters:</text:p>
          <text:list>
            <text:list-item>
              <text:p text:style-name="P16">Input number of plates</text:p>
            </text:list-item>
            <text:list-item>
              <text:p text:style-name="P13">Number of pipes (initial design value which may change with optimization)</text:p>
            </text:list-item>
            <text:list-item>
              <text:p text:style-name="P16">Input power density at divertor surface (assumes axis-symmetric for all plates)</text:p>
            </text:list-item>
          </text:list>
        </text:list-item>
        <text:list-item>
          <text:p text:style-name="P16">Define cooling properties:</text:p>
          <text:list>
            <text:list-item>
              <text:p text:style-name="P8">Parameters for sensitivity analysis:</text:p>
              <text:list>
                <text:list-item>
                  <text:p text:style-name="P17">Mass flow</text:p>
                </text:list-item>
                <text:list-item>
                  <text:p text:style-name="P17">Channel velocity</text:p>
                </text:list-item>
              </text:list>
            </text:list-item>
            <text:list-item>
              <text:p text:style-name="P8">Fixed parameters:</text:p>
              <text:list>
                <text:list-item>
                  <text:p text:style-name="P8">Input temperature</text:p>
                </text:list-item>
                <text:list-item>
                  <text:p text:style-name="P18"><text:span text:style-name="T2">Input pressure</text:span>...</text:p>
                </text:list-item>
              </text:list>
            </text:list-item>
          </text:list>
        </text:list-item>
        <text:list-item>
          <text:p text:style-name="P22">Channel geometry:</text:p>
          <text:list>
            <text:list-item>
              <text:p text:style-name="P8">Type</text:p>
            </text:list-item>
            <text:list-item>
              <text:p text:style-name="P8">Minimum material:</text:p>
              <text:list>
                <text:list-item>
                  <text:p text:style-name="P8">from Plasma-facing surface to channels</text:p>
                </text:list-item>
                <text:list-item>
                  <text:p text:style-name="P8">Between channels <text:span text:style-name="T3">(minimum required, may be larger)</text:span></text:p>
                </text:list-item>
              </text:list>
            </text:list-item>
            <text:list-item>
              <text:p text:style-name="P8">Aspect ratio</text:p>
            </text:list-item>
          </text:list>
        </text:list-item>
      </text:list>
      <text:p text:style-name="P1"/>
      <text:p text:style-name="P2">CALCULATED (Shared) PARAMETERS:</text:p>
      <text:list xml:id="list3823048539" text:style-name="L4">
        <text:list-item>
          <text:p text:style-name="P10">input_rho – initial density</text:p>
        </text:list-item>
        <text:list-item>
          <text:p text:style-name="P10">Plate geometry (to <text:span text:style-name="T4">create or </text:span>move):</text:p>
          <text:list>
            <text:list-item>
              <text:p text:style-name="P14">Number</text:p>
            </text:list-item>
            <text:list-item>
              <text:p text:style-name="P14">Angle of the panel. It will be used for initializing:</text:p>
              <text:list>
                <text:list-header>
                  <text:p text:style-name="P11">thetap = 2*pi/n - (1*pi/180) # angle of the panel</text:p>
                </text:list-header>
              </text:list>
            </text:list-item>
          </text:list>
        </text:list-item>
      </text:list>
      <text:p text:style-name="P1"/>
      <text:p text:style-name="P1">OUTPUTS:</text:p>
      <text:list xml:id="list3777093100" text:style-name="L5">
        <text:list-item>
          <text:p text:style-name="P19">Channel geometry for Freecad:</text:p>
          <text:list>
            <text:list-item>
              <text:p text:style-name="P23">→ coolant_geometry.asc – <text:span text:style-name="T2">section of one pipe</text:span></text:p>
            </text:list-item>
            <text:list-item>
              <text:p text:style-name="P12">n → number of pipes <text:span text:style-name="T5">per panel</text:span></text:p>
            </text:list-item>
            <text:list-item>
              <text:p text:style-name="P12"><text:soft-page-break/>m→ number of rows <text:span text:style-name="T5">in a panel</text:span></text:p>
            </text:list-item>
            <text:list-item>
              <text:p text:style-name="P12">nmin → minimum material thickness</text:p>
            </text:list-item>
            <text:list-item>
              <text:p text:style-name="P15">thetap → angle of the pipe array within the panel</text:p>
            </text:list-item>
          </text:list>
        </text:list-item>
        <text:list-item>
          <text:p text:style-name="P19">Coolant results:</text:p>
          <text:list>
            <text:list-item>
              <text:p text:style-name="P19">Temperature profile <text:span text:style-name="T5">T(</text:span>s<text:span text:style-name="T5">)</text:span></text:p>
            </text:list-item>
            <text:list-item>
              <text:p text:style-name="P19">HTC</text:p>
            </text:list-item>
            <text:list-item>
              <text:p text:style-name="P19">etc.</text:p>
            </text:list-item>
          </text:list>
        </text:list-item>
      </text:list>
      <text:p text:style-name="P1"/>
      <text:p text:style-name="P1">BLOCKS:</text:p>
      <text:list xml:id="list456816124" text:style-name="L6">
        <text:list-item>
          <text:p text:style-name="P20">chica.py – Main procedure</text:p>
          <text:list>
            <text:list-item>
              <text:p text:style-name="P20">setup.initial_setup(…) – Populates lists and arrays <text:span text:style-name="T5">needed for optimizing plate cooling pipes</text:span></text:p>
              <text:list>
                <text:list-item>
                  <text:p text:style-name="P20">coolant_geometry.discrete_pipes_poloidal_flow(…) – Dimensioning of channels</text:p>
                </text:list-item>
                <text:list-item>
                  <text:p text:style-name="P20">non_dimensional.nusselt(…) – </text:p>
                </text:list-item>
              </text:list>
            </text:list-item>
            <text:list-item>
              <text:p text:style-name="P20">solver.initial(…)</text:p>
            </text:list-item>
          </text:list>
        </text:list-item>
      </text:list>
      <text:p text:style-name="P1"/>
      <text:h text:style-name="P4" text:outline-level="1">New workflows</text:h>
      <text:h text:style-name="Heading_20_2" text:outline-level="2"><text:span text:style-name="T6">B. </text:span>Calculate a pipe for a given <text:span text:style-name="T6">geometry, </text:span>q(s) <text:span text:style-name="T6">and</text:span> inlet properties</text:h>
      <text:p text:style-name="Standard"><text:span text:style-name="T6">KEYPOINTS</text:span>:</text:p>
      <text:list xml:id="list4034642724" text:style-name="L7">
        <text:list-item>
          <text:p text:style-name="P24">No geometry optimization</text:p>
        </text:list-item>
        <text:list-item>
          <text:p text:style-name="P25">Equivalent to point 2 on existing workflow</text:p>
        </text:list-item>
      </text:list>
      <text:p text:style-name="P26">CHANGES NEEDED:</text:p>
      <text:list xml:id="list1230051817" text:style-name="L8">
        <text:list-item>
          <text:p text:style-name="P27">Define cross-section as an input</text:p>
        </text:list-item>
        <text:list-item>
          <text:p text:style-name="P27">Don’t run any geometry optimization routine</text:p>
        </text:list-item>
      </text:list>
      <text:p text:style-name="P26">APPLICATION<text:span text:style-name="T7">S</text:span>:</text:p>
      <text:list xml:id="list1785240081" text:style-name="L9">
        <text:list-item>
          <text:p text:style-name="P32">Coupling to 2D FEM models defined in the x-z plane</text:p>
        </text:list-item>
      </text:list>
      <text:h text:style-name="Heading_20_2" text:outline-level="2">C. <text:span text:style-name="T7">Calculate </text:span><text:span text:style-name="T8">a cross-section of pipes for given geometries, a q(toroidal) heat flux distribution, and section flow properties</text:span></text:h>
      <text:p text:style-name="P35"><text:span text:style-name="T6">KEYPOINTS</text:span>:</text:p>
      <text:list xml:id="list3440128796" text:style-name="L12">
        <text:list-item>
          <text:p text:style-name="P36">Calculation in one section, but pipe sections may be different</text:p>
        </text:list-item>
        <text:list-item>
          <text:p text:style-name="P42">No geometry optimization</text:p>
        </text:list-item>
      </text:list>
      <text:p text:style-name="P29">CHANGES NEEDED:</text:p>
      <text:list xml:id="list1583268858" text:style-name="L10">
        <text:list-item>
          <text:p text:style-name="P28">Define <text:span text:style-name="T8">multiple </text:span><text:span text:style-name="T10">pipe</text:span><text:span text:style-name="T8"> </text:span>cross-section<text:span text:style-name="T8">s</text:span> as an input</text:p>
        </text:list-item>
        <text:list-item>
          <text:p text:style-name="P28">Don’t run any geometry optimization routine</text:p>
        </text:list-item>
        <text:list-item>
          <text:p text:style-name="P38">Don’t iterate in s (flow coordinate)</text:p>
        </text:list-item>
      </text:list>
      <text:p text:style-name="P29">APPLICATION<text:span text:style-name="T7">S</text:span>:</text:p>
      <text:list xml:id="list3486911702" text:style-name="L11">
        <text:list-item>
          <text:p text:style-name="P33">Coupling to 2D FEM models defined in the plane <text:span text:style-name="T8">perpendicular to the flow</text:span></text:p>
        </text:list-item>
      </text:list>
      <text:h text:style-name="P5" text:outline-level="2"><text:span text:style-name="T9">D</text:span>. <text:span text:style-name="T7">Calculate </text:span><text:span text:style-name="T8">a cross-section of pipes, a q(toroidal) heat flux distribution, and section flow properties</text:span></text:h>
      <text:p text:style-name="P40"><text:span text:style-name="T6">KEYPOINTS</text:span>:</text:p>
      <text:list xml:id="list151910768699932" text:continue-list="list3440128796" text:style-name="L12">
        <text:list-item text:start-value="1">
          <text:p text:style-name="P37"><text:span text:style-name="T9">Geometry optimization may be done as a function of the q(toroidal), leading to different pipe cross-sections</text:span></text:p>
        </text:list-item>
        <text:list-item>
          <text:p text:style-name="P37">Calculation in one section, <text:span text:style-name="T9">with </text:span>pipe sections <text:span text:style-name="T9">defined by the optimization</text:span></text:p>
        </text:list-item>
      </text:list>
      <text:p text:style-name="P30">CHANGES NEEDED:</text:p>
      <text:list xml:id="list1385507611" text:style-name="L16">
        <text:list-item>
          <text:p text:style-name="P31"><text:soft-page-break/>Define cross-section<text:span text:style-name="T8">s</text:span> <text:span text:style-name="T9">input parameters for optimization</text:span></text:p>
        </text:list-item>
        <text:list-item>
          <text:p text:style-name="P39"><text:span text:style-name="T9">As in B, d</text:span>on’t iterate in s (flow coordinate)</text:p>
        </text:list-item>
      </text:list>
      <text:p text:style-name="P30">APPLICATION<text:span text:style-name="T7">S</text:span>:</text:p>
      <text:list xml:id="list39838774" text:style-name="L17">
        <text:list-item>
          <text:p text:style-name="P43"><text:span text:style-name="T9">Improving </text:span><text:span text:style-name="T7">2D FEM models defined in the plane </text:span><text:span text:style-name="T8">perpendicular to the flow</text:span></text:p>
        </text:list-item>
      </text:list>
      <text:h text:style-name="P5" text:outline-level="2"><text:span text:style-name="T10">E</text:span>. <text:span text:style-name="T7">Calculate </text:span><text:span text:style-name="T8">a </text:span><text:span text:style-name="T9">set </text:span><text:span text:style-name="T10">of</text:span><text:span text:style-name="T8"> cross-section for given </text:span><text:span text:style-name="T10">pipe section </text:span><text:span text:style-name="T8">geometries, a q(</text:span><text:span text:style-name="T10">s, </text:span><text:span text:style-name="T8">toroidal) heat flux distribution, and inlet properties</text:span></text:h>
      <text:p text:style-name="P40"><text:span text:style-name="T6">KEYPOINTS</text:span>:</text:p>
      <text:list xml:id="list3878521449" text:style-name="L15">
        <text:list-item>
          <text:p text:style-name="P44">Evolves C for calculating several sections with different heat flux distributions</text:p>
        </text:list-item>
        <text:list-item>
          <text:p text:style-name="P41"><text:span text:style-name="T8">Calculation </text:span><text:span text:style-name="T10">in a set of </text:span><text:span text:style-name="T8">section</text:span><text:span text:style-name="T10">s</text:span><text:span text:style-name="T8">, pipe sections </text:span><text:span text:style-name="T10">geometries could be constant or variable (</text:span><text:span text:style-name="T12">needs </text:span><text:span text:style-name="T10">discussion)</text:span></text:p>
        </text:list-item>
      </text:list>
      <text:p text:style-name="P30">CHANGES NEEDED:</text:p>
      <text:list xml:id="list4058066651" text:style-name="L13">
        <text:list-item>
          <text:p text:style-name="P45"><text:span text:style-name="T10">Needs to </text:span><text:span text:style-name="T8">iterate in s (flow coordinate) </text:span><text:span text:style-name="T10">using </text:span><text:span text:style-name="T12">a 2Dfunction for the heat flux density, </text:span><text:span text:style-name="T11">q(</text:span><text:span text:style-name="T12">s, t</text:span><text:span text:style-name="T13">oroidal</text:span><text:span text:style-name="T12">)</text:span></text:p>
        </text:list-item>
        <text:list-item>
          <text:p text:style-name="P47">Needs to preserve the mass flow if the section varies along s</text:p>
        </text:list-item>
      </text:list>
      <text:p text:style-name="P30">APPLICATION<text:span text:style-name="T7">S</text:span>:</text:p>
      <text:list xml:id="list3552285914" text:style-name="L14">
        <text:list-item>
          <text:p text:style-name="P34">Coupling to <text:span text:style-name="T10">a set of </text:span>2D FEM models defined in the plane <text:span text:style-name="T8">perpendicular to the flow. </text:span></text:p>
        </text:list-item>
        <text:list-item>
          <text:p text:style-name="P34"><text:span text:style-name="T10">Opens the door to variable pipe section optimization (TBD)</text:span></text:p>
        </text:list-item>
        <text:list-item>
          <text:p text:style-name="P46">Previous step to 3D FEM coupling</text:p>
        </text:list-item>
      </text:list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14T09:14:01.188906472</meta:creation-date>
    <dc:date>2020-05-14T15:19:08.541053613</dc:date>
    <meta:editing-duration>PT3H44M9S</meta:editing-duration>
    <meta:editing-cycles>10</meta:editing-cycles>
    <meta:generator>LibreOffice/6.4.3.2$Linux_X86_64 LibreOffice_project/85aa6f776c6af63185291a519637a4f7af4e8a3b</meta:generator>
    <meta:document-statistic meta:table-count="0" meta:image-count="0" meta:object-count="0" meta:page-count="3" meta:paragraph-count="96" meta:word-count="635" meta:character-count="3896" meta:non-whitespace-character-count="3418"/>
  </office:meta>
</office:document-meta>
</file>